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text-properties fo:color="#000000" fo:font-size="18pt" officeooo:rsid="0004240e" officeooo:paragraph-rsid="0004240e" style:font-size-asian="18pt" style:font-size-complex="18pt"/>
    </style:style>
    <style:style style:name="P15" style:family="paragraph" style:parent-style-name="Standard">
      <style:text-properties fo:color="#000000" fo:font-size="18pt" officeooo:rsid="0004339e" officeooo:paragraph-rsid="0004476c" style:font-size-asian="18pt" style:font-size-complex="18pt"/>
    </style:style>
    <style:style style:name="P16" style:family="paragraph" style:parent-style-name="Standard">
      <style:text-properties fo:color="#000000" fo:font-size="18pt" officeooo:rsid="00107564" officeooo:paragraph-rsid="00107564" style:font-size-asian="18pt" style:font-size-complex="18pt"/>
    </style:style>
    <style:style style:name="P17" style:family="paragraph" style:parent-style-name="Standard">
      <style:text-properties fo:color="#000000" fo:font-size="18pt" officeooo:rsid="0012e612" officeooo:paragraph-rsid="0012e612" style:font-size-asian="18pt" style:font-size-complex="18pt"/>
    </style:style>
    <style:style style:name="P18"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0"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1"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2"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5"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6"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7"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8"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29"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0"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1"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2"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3"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4"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5"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6"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7"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8"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39"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0"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41"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42" style:family="paragraph" style:parent-style-name="Standard">
      <style:paragraph-properties fo:text-align="center" style:justify-single-word="false"/>
      <style:text-properties fo:color="#000000" officeooo:rsid="00369b39" officeooo:paragraph-rsid="00369b39"/>
    </style:style>
    <style:style style:name="P43" style:family="paragraph" style:parent-style-name="Standard">
      <style:text-properties officeooo:paragraph-rsid="0005148c"/>
    </style:style>
    <style:style style:name="P44" style:family="paragraph" style:parent-style-name="Standard">
      <style:text-properties officeooo:paragraph-rsid="00107564"/>
    </style:style>
    <style:style style:name="P45" style:family="paragraph" style:parent-style-name="Standard">
      <style:paragraph-properties fo:text-align="start" style:justify-single-word="false"/>
      <style:text-properties officeooo:paragraph-rsid="00169007"/>
    </style:style>
    <style:style style:name="P46" style:family="paragraph" style:parent-style-name="Standard">
      <style:paragraph-properties fo:text-align="start" style:justify-single-word="false"/>
      <style:text-properties officeooo:paragraph-rsid="002483d7"/>
    </style:style>
    <style:style style:name="P47" style:family="paragraph" style:parent-style-name="Standard">
      <style:paragraph-properties fo:text-align="center" style:justify-single-word="false"/>
      <style:text-properties officeooo:paragraph-rsid="0019f3a8"/>
    </style:style>
    <style:style style:name="P48" style:family="paragraph" style:parent-style-name="Standard">
      <style:paragraph-properties fo:text-align="center" style:justify-single-word="false"/>
      <style:text-properties officeooo:paragraph-rsid="001ffb1e"/>
    </style:style>
    <style:style style:name="P49" style:family="paragraph" style:parent-style-name="Standard">
      <style:paragraph-properties fo:text-align="center" style:justify-single-word="false"/>
      <style:text-properties officeooo:paragraph-rsid="002ece57"/>
    </style:style>
    <style:style style:name="P50" style:family="paragraph" style:parent-style-name="Standard">
      <style:paragraph-properties fo:text-align="center" style:justify-single-word="false"/>
      <style:text-properties officeooo:rsid="001bf3b8" officeooo:paragraph-rsid="001bf3b8"/>
    </style:style>
    <style:style style:name="P51" style:family="paragraph" style:parent-style-name="Standard">
      <style:paragraph-properties fo:text-align="center" style:justify-single-word="false"/>
      <style:text-properties officeooo:rsid="001bf3b8" officeooo:paragraph-rsid="001d31d1"/>
    </style:style>
    <style:style style:name="P52" style:family="paragraph" style:parent-style-name="Standard">
      <style:paragraph-properties fo:text-align="center" style:justify-single-word="false"/>
      <style:text-properties officeooo:rsid="0021a5c4" officeooo:paragraph-rsid="0021a5c4"/>
    </style:style>
    <style:style style:name="P53" style:family="paragraph" style:parent-style-name="Standard">
      <style:paragraph-properties fo:text-align="center" style:justify-single-word="false"/>
      <style:text-properties officeooo:rsid="002cf477" officeooo:paragraph-rsid="002cf477"/>
    </style:style>
    <style:style style:name="P54" style:family="paragraph" style:parent-style-name="Standard">
      <style:paragraph-properties fo:text-align="center" style:justify-single-word="false"/>
      <style:text-properties officeooo:rsid="002e2921" officeooo:paragraph-rsid="002e2921"/>
    </style:style>
    <style:style style:name="P55" style:family="paragraph" style:parent-style-name="Standard">
      <style:paragraph-properties fo:text-align="center" style:justify-single-word="false"/>
      <style:text-properties officeooo:rsid="0032edc2" officeooo:paragraph-rsid="0032edc2"/>
    </style:style>
    <style:style style:name="P56" style:family="paragraph" style:parent-style-name="Standard">
      <style:paragraph-properties fo:text-align="center" style:justify-single-word="false"/>
      <style:text-properties officeooo:rsid="00350c49" officeooo:paragraph-rsid="00350c49"/>
    </style:style>
    <style:style style:name="P57" style:family="paragraph" style:parent-style-name="Standard">
      <style:paragraph-properties fo:text-align="center" style:justify-single-word="false"/>
      <style:text-properties officeooo:rsid="00369b39" officeooo:paragraph-rsid="00369b39"/>
    </style:style>
    <style:style style:name="P58"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59"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60"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61"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62"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63"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64" style:family="paragraph" style:parent-style-name="Text_20_body">
      <style:paragraph-properties fo:text-align="start" style:justify-single-word="false"/>
      <style:text-properties officeooo:paragraph-rsid="002483d7"/>
    </style:style>
    <style:style style:name="P65"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66"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67"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68"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69"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70"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71"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72"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73"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color="#000000" fo:font-size="18pt" style:font-size-asian="18pt" style:font-size-complex="18pt"/>
    </style:style>
    <style:style style:name="T28" style:family="text">
      <style:text-properties fo:color="#000000" fo:font-size="18pt" officeooo:rsid="0004339e" style:font-size-asian="18pt" style:font-size-complex="18pt"/>
    </style:style>
    <style:style style:name="T29" style:family="text">
      <style:text-properties fo:color="#000000" fo:font-size="18pt" officeooo:rsid="00107564" style:font-size-asian="18pt" style:font-size-complex="18pt"/>
    </style:style>
    <style:style style:name="T30" style:family="text">
      <style:text-properties fo:color="#000000" fo:font-size="18pt" officeooo:rsid="00169007" style:font-size-asian="18pt" style:font-size-complex="18pt"/>
    </style:style>
    <style:style style:name="T31" style:family="text">
      <style:text-properties fo:color="#000000" fo:font-size="18pt" officeooo:rsid="0017e36b" style:font-size-asian="18pt" style:font-size-complex="18pt"/>
    </style:style>
    <style:style style:name="T32" style:family="text">
      <style:text-properties fo:color="#000000" fo:font-size="18pt" officeooo:rsid="0019f3a8" style:font-size-asian="18pt" style:font-size-complex="18pt"/>
    </style:style>
    <style:style style:name="T33" style:family="text">
      <style:text-properties fo:color="#000000" fo:font-size="18pt" officeooo:rsid="001d31d1" style:font-size-asian="18pt" style:font-size-complex="18pt"/>
    </style:style>
    <style:style style:name="T34" style:family="text">
      <style:text-properties fo:color="#000000" fo:font-size="18pt" officeooo:rsid="0021e5a5" style:font-size-asian="18pt" style:font-size-complex="18pt"/>
    </style:style>
    <style:style style:name="T35" style:family="text">
      <style:text-properties fo:color="#000000" fo:font-size="18pt" officeooo:rsid="001ffb1e" style:font-size-asian="18pt" style:font-size-complex="18pt"/>
    </style:style>
    <style:style style:name="T36" style:family="text">
      <style:text-properties fo:color="#000000" fo:font-size="18pt" officeooo:rsid="0022db97" style:font-size-asian="18pt" style:font-size-complex="18pt"/>
    </style:style>
    <style:style style:name="T37" style:family="text">
      <style:text-properties fo:color="#000000" fo:font-size="18pt" officeooo:rsid="002e32d4" style:font-size-asian="18pt" style:font-size-complex="18pt"/>
    </style:style>
    <style:style style:name="T38" style:family="text">
      <style:text-properties fo:color="#000000" fo:font-size="18pt" officeooo:rsid="002ece57" style:font-size-asian="18pt" style:font-size-complex="18pt"/>
    </style:style>
    <style:style style:name="T39" style:family="text">
      <style:text-properties fo:color="#000000" fo:font-size="18pt" officeooo:rsid="0034df2c" style:font-size-asian="18pt" style:font-size-complex="18pt"/>
    </style:style>
    <style:style style:name="T40" style:family="text">
      <style:text-properties officeooo:rsid="0004240e"/>
    </style:style>
    <style:style style:name="T41" style:family="text">
      <style:text-properties officeooo:rsid="000f5342"/>
    </style:style>
    <style:style style:name="T42" style:family="text">
      <style:text-properties officeooo:rsid="001129d4"/>
    </style:style>
    <style:style style:name="T43" style:family="text">
      <style:text-properties officeooo:rsid="00143c25"/>
    </style:style>
    <style:style style:name="T44" style:family="text">
      <style:text-properties fo:color="#c9211e" officeooo:rsid="00143c25"/>
    </style:style>
    <style:style style:name="T45" style:family="text">
      <style:text-properties fo:color="#c9211e" fo:font-size="18pt" style:font-size-asian="18pt" style:font-size-complex="18pt"/>
    </style:style>
    <style:style style:name="T46" style:family="text">
      <style:text-properties officeooo:rsid="0015265c"/>
    </style:style>
    <style:style style:name="T47" style:family="text">
      <style:text-properties officeooo:rsid="00158d18"/>
    </style:style>
    <style:style style:name="T48" style:family="text">
      <style:text-properties officeooo:rsid="0016713d"/>
    </style:style>
    <style:style style:name="T49" style:family="text">
      <style:text-properties officeooo:rsid="00173988"/>
    </style:style>
    <style:style style:name="T50" style:family="text">
      <style:text-properties fo:color="#d62e4e" fo:font-size="18pt" officeooo:rsid="0019f3a8" style:font-size-asian="18pt" style:font-size-complex="18pt"/>
    </style:style>
    <style:style style:name="T51" style:family="text">
      <style:text-properties officeooo:rsid="001e1829"/>
    </style:style>
    <style:style style:name="T52" style:family="text">
      <style:text-properties fo:color="#ff0000" officeooo:rsid="001e1829"/>
    </style:style>
    <style:style style:name="T53" style:family="text">
      <style:text-properties fo:font-weight="normal" style:font-weight-asian="normal" style:font-weight-complex="normal"/>
    </style:style>
    <style:style style:name="T54" style:family="text">
      <style:text-properties fo:font-weight="normal" officeooo:rsid="002483d7" style:font-weight-asian="normal" style:font-weight-complex="normal"/>
    </style:style>
    <style:style style:name="T55" style:family="text">
      <style:text-properties officeooo:rsid="002483d7"/>
    </style:style>
    <style:style style:name="T56" style:family="text">
      <style:text-properties officeooo:rsid="00258434"/>
    </style:style>
    <style:style style:name="T57" style:family="text">
      <style:text-properties officeooo:rsid="0025c20c"/>
    </style:style>
    <style:style style:name="T58" style:family="text">
      <style:text-properties officeooo:rsid="0026fb33"/>
    </style:style>
    <style:style style:name="T59" style:family="text">
      <style:text-properties officeooo:rsid="0029fc93"/>
    </style:style>
    <style:style style:name="T60" style:family="text">
      <style:text-properties officeooo:rsid="002adf60"/>
    </style:style>
    <style:style style:name="T61" style:family="text">
      <style:text-properties officeooo:rsid="002c12ec"/>
    </style:style>
    <style:style style:name="T62" style:family="text">
      <style:text-properties officeooo:rsid="002c31b5"/>
    </style:style>
    <style:style style:name="T63" style:family="text">
      <style:text-properties style:text-underline-style="solid" style:text-underline-width="auto" style:text-underline-color="font-color"/>
    </style:style>
    <style:style style:name="T64" style:family="text">
      <style:text-properties officeooo:rsid="00323528"/>
    </style:style>
    <style:style style:name="T65" style:family="text">
      <style:text-properties officeooo:rsid="003deee8"/>
    </style:style>
    <style:style style:name="T66" style:family="text">
      <style:text-properties officeooo:rsid="003f2c23"/>
    </style:style>
    <style:style style:name="T67" style:family="text">
      <style:text-properties officeooo:rsid="00409d36"/>
    </style:style>
    <style:style style:name="T68" style:family="text">
      <style:text-properties fo:font-weight="bold" officeooo:rsid="00409d36" style:font-weight-asian="bold" style:font-weight-complex="bold"/>
    </style:style>
    <style:style style:name="T69" style:family="text">
      <style:text-properties officeooo:rsid="0044430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40">KC</text:span></text:p>
      <text:p text:style-name="P2"/>
      <text:p text:style-name="P4"><text:span text:style-name="T63">Foundations</text:span> </text:p>
      <text:p text:style-name="P4"/>
      <text:h text:style-name="P61" text:outline-level="2">How Does the Web Work?</text:h>
      <text:p text:style-name="P4"/>
      <text:p text:style-name="P5"><text:span text:style-name="T53">What is a network? - </text:span><text:span text:style-name="T54">A series of connected computers</text:span></text:p>
      <text:p text:style-name="P7"><text:s text:c="4"/></text:p>
      <text:p text:style-name="P7">What is the internet? - <text:span text:style-name="T55">the physical hardware that connects everything </text:span></text:p>
      <text:p text:style-name="P7"><text:s text:c="4"/></text:p>
      <text:p text:style-name="P46"><text:span text:style-name="T23">What is an IP address? - </text:span><text:span text:style-name="T24">a unique address with numbers that state where something is located.</text:span></text:p>
      <text:p text:style-name="P7"><text:s text:c="4"/></text:p>
      <text:p text:style-name="P46"><text:span text:style-name="T23">What is a router? - </text:span><text:span text:style-name="T24">a device that routes requests from computers. They keep everything organized. <text:s/></text:span></text:p>
      <text:p text:style-name="P7"><text:s text:c="4"/></text:p>
      <text:p text:style-name="P7">What is an ISP? - <text:span text:style-name="T55">aka an internet service provider. They sell internet to users.</text:span></text:p>
      <text:p text:style-name="P7"><text:s text:c="4"/></text:p>
      <text:p text:style-name="P7">What are packets and how are they used to transfer data? - <text:span text:style-name="T56">they are </text:span><text:span text:style-name="T55">pieces of data. </text:span><text:span text:style-name="T56">They are</text:span><text:span text:style-name="T55"> </text:span><text:span text:style-name="T56">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What is a client? - <text:span text:style-name="T57">any device that accesses the internet.</text:span></text:p>
      <text:p text:style-name="P7"><text:s text:c="4"/></text:p>
      <text:p text:style-name="P7">What is a server? - computers that store webpages, sites, or apps<text:span text:style-name="T57">stores. They are connected directly to the internet.</text:span></text:p>
      <text:p text:style-name="P7"><text:s text:c="4"/></text:p>
      <text:p text:style-name="P7"><text:soft-page-break/>What is a web page? - A document which can be displayed in a web browser</text:p>
      <text:p text:style-name="P7"><text:s text:c="4"/></text:p>
      <text:p text:style-name="P7">What is a web server? - A computer that hosts a website on the Internet</text:p>
      <text:p text:style-name="P7"><text:s text:c="4"/></text:p>
      <text:p text:style-name="P7">What is a web browser? - <text:span text:style-name="T57">an application(program) on a computer that allows the client (user) to visit websites.</text:span></text:p>
      <text:p text:style-name="P7"><text:s text:c="4"/></text:p>
      <text:p text:style-name="P7">What is a search engine? -<text:span text:style-name="T57">a service that a client can use to find web pages.</text:span></text:p>
      <text:p text:style-name="P7"><text:s text:c="4"/></text:p>
      <text:p text:style-name="P7">What is a DNS request? - <text:span text:style-name="T57">is a client’s browser’s way of finding a webpage’s IP address</text:span></text:p>
      <text:p text:style-name="P7"><text:s text:c="4"/></text:p>
      <text:p text:style-name="P7">Which browser are you currently using? - <text:span text:style-name="T57">Chrome 92</text:span></text:p>
      <text:p text:style-name="P7"><text:s text:c="4"/></text:p>
      <text:p text:style-name="P7">In your own words, explain what happens when you run a search on google.com - <text:span text:style-name="T57">I use my browser to display the web. Next I type in my search into google’s search bar. </text:span><text:span text:style-name="T58">After pressing enter it will display pages or sites that match whatever I searched.</text:span></text:p>
      <text:p text:style-name="P7"/>
      <text:h text:style-name="P61" text:outline-level="2">Command Line Basics</text:h>
      <text:p text:style-name="P62"/>
      <text:p text:style-name="P64"><text:span text:style-name="T23"><text:s text:c="4"/>What is the command line?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62"><text:s text:c="4"/>How do you open the command line on your computer? - <text:span text:style-name="T59">window button + t.</text:span></text:p>
      <text:p text:style-name="P62"><text:soft-page-break/><text:s text:c="4"/>How can you navigate to a particular directory? - <text:span text:style-name="T59">by using the cd (selected directory) command. ex cd Desktop <text:s/></text:span></text:p>
      <text:p text:style-name="P62"><text:s text:c="4"/>Where will cd on its own navigate you to? - <text:span text:style-name="T59">Home</text:span></text:p>
      <text:p text:style-name="P62"><text:s text:c="4"/>Where will cd .. navigate you to? - <text:span text:style-name="T59">the previous directory </text:span></text:p>
      <text:p text:style-name="P62"><text:s text:c="4"/>How do you display the name of the directory you are currently in? - </text:p>
      <text:p text:style-name="P62"><text:s text:c="4"/>How do you display the contents of the directory you are currently in? - <text:span text:style-name="T59">ls</text:span></text:p>
      <text:p text:style-name="P62"><text:s text:c="4"/>How do you create a new directory? - <text:span text:style-name="T59">mkdir (new directory name)</text:span></text:p>
      <text:p text:style-name="P62"><text:s text:c="4"/>How do you create a new file? - <text:span text:style-name="T59">touch (file name)</text:span></text:p>
      <text:p text:style-name="P62"><text:s text:c="4"/>How do you destroy a directory or file? - <text:span text:style-name="T59">directory is rm -r (directory to be deleted) and file is rm (file name)</text:span></text:p>
      <text:p text:style-name="P62"><text:s text:c="4"/>How do you rename a directory or file? - <text:span text:style-name="T60">mv (dir or file) (desired new dir or file name)</text:span></text:p>
      <text:h text:style-name="P61" text:outline-level="2">Git Basics</text:h>
      <text:p text:style-name="P62"><text:s text:c="4"/>How do you create a new repository on GitHub? - <text:span text:style-name="T61">Go to github.com, sign in, and then click the plus sign at the top right selecting “new repository”.</text:span></text:p>
      <text:p text:style-name="P62"><text:s text:c="4"/>How do you copy a repository onto your local machine from GitHub? - <text:span text:style-name="T61">To copy or clone a github repository onto a local machine first copy the SSH, then input git clone into the desired terminal location followed by the copied SSH key.</text:span></text:p>
      <text:p text:style-name="P62"><text:s text:c="4"/>What is the default name of your remote connection? - <text:span text:style-name="T61">Origin</text:span></text:p>
      <text:p text:style-name="P64"><text:soft-page-break/><text:span text:style-name="T23"><text:s text:c="4"/>Explain what origin is in git push origin main. - </text:span><text:span text:style-name="T26">Origin is the remote repository I’ve worked on. </text:span></text:p>
      <text:p text:style-name="P63"><text:s text:c="4"/>Explain what main is in git push origin main. - <text:span text:style-name="T61">While main is the repository I’m sending my work to on github.</text:span></text:p>
      <text:p text:style-name="P62"><text:s text:c="4"/>Explain the two-stage system that Git uses to save files. - <text:span text:style-name="T62">The two stages are “Stage and commit” Thinking of Git as a history book for one’s code the system can be imagined as follows. Finishing a page in the book is the stage part but now you need to bind this new page into the book.</text:span></text:p>
      <text:p text:style-name="P62"><text:s text:c="4"/>How do you check the status of your current repository? -</text:p>
      <text:p text:style-name="P62"><text:s text:c="4"/>How do you add files to the staging area in git? -</text:p>
      <text:p text:style-name="P62"><text:s text:c="4"/>How do you commit the files in the staging area and add a descriptive message? -</text:p>
      <text:p text:style-name="P62"><text:s text:c="4"/>How do you push your changes to your repository on GitHub? -</text:p>
      <text:p text:style-name="P62"><text:s text:c="4"/>How do you look at the history of your previous commits? -</text:p>
      <text:p text:style-name="P6"/>
      <text:p text:style-name="P5"/>
      <text:p text:style-name="P4">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text:span><text:soft-page-break/><text:span text:style-name="T1">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59" text:outline-level="2">Block and Inline</text:h>
      <text:p text:style-name="P43"><text:span text:style-name="T3"><text:s/></text:span><text:span text:style-name="T28">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mixes characteristics from both.)</text:span><text:span text:style-name="T5">, an inline element cannot have a set width or height. </text:span></text:p>
      <text:p text:style-name="P14"/>
      <text:p text:style-name="P8"><text:span text:style-name="T28">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text:span><text:soft-page-break/><text:span text:style-name="T6">and look nice with the other text, and a block element will have them stack on top of each other (giving each element their own line)</text:span></text:p>
      <text:p text:style-name="P15"><text:s text:c="4"/></text:p>
      <text:p text:style-name="P15">Is an h1 block or inline? -<text:span text:style-name="T1"> </text:span><text:span text:style-name="T12">block</text:span></text:p>
      <text:p text:style-name="P15"><text:s text:c="4"/></text:p>
      <text:p text:style-name="P15">Is span block or inline? - <text:span text:style-name="T12">inline</text:span></text:p>
      <text:p text:style-name="P15"><text:s text:c="4"/></text:p>
      <text:p text:style-name="P15">Is button block or inline? - <text:span text:style-name="T12">inline</text:span></text:p>
      <text:p text:style-name="P15"><text:s text:c="4"/></text:p>
      <text:p text:style-name="P15">Is div block or inline? - <text:span text:style-name="T12">block</text:span></text:p>
      <text:p text:style-name="P11"/>
      <text:p text:style-name="P41"><text:span text:style-name="T41">I</text:span>ntroduction to Flexbox</text:p>
      <text:p text:style-name="P16"/>
      <text:p text:style-name="P44"><text:span text:style-name="T29">What’s the difference between a flex container and a flex item? - </text:span><text:span text:style-name="T7">A flex container is any element that has display: flex on it</text:span><text:span text:style-name="T29"> </text:span><text:span text:style-name="T7">(so basically the border and everything inside). While a flex item is any element that lives directly inside of a flex container.</text:span></text:p>
      <text:p text:style-name="P16"/>
      <text:p text:style-name="P16">How do you create a flex item? - <text:span text:style-name="T1">By adding a new div </text:span><text:span text:style-name="T13">to the HTML. This works as long as it is a child element of the flex property.</text:span></text:p>
      <text:p text:style-name="P17"><text:span text:style-name="T13">N</text:span><text:span text:style-name="T1">ote – Any element can be both a flex container and a flex item</text:span></text:p>
      <text:p text:style-name="P12"><draw:frame draw:style-name="fr1" draw:name="Image1" text:anchor-type="char" svg:width="6.9252in" svg:height="2.3799in" draw:z-index="0"><draw:image xlink:href="Pictures/10000201000003400000011E6383AF66B72856C7.png" xlink:type="simple" xlink:show="embed" xlink:actuate="onLoad" loext:mime-type="image/png"/></draw:frame></text:p>
      <text:p text:style-name="P40"><text:span text:style-name="T42">G</text:span>rowing and Shrinking</text:p>
      <text:p text:style-name="P18"/>
      <text:p text:style-name="P19"><text:soft-page-break/>The flex declaration is actually a shorthand for 3 properties. <text:span text:style-name="T43">These affect how flex items size themselves within their container. They are flex-grow, flex-shrink and flex-basis. The default flex is flex-grow: 0, flex-shrink: 1, flex-basis: 0%. So when you put flex: 1 on a div you’re actually doing </text:span><text:span text:style-name="T44">flex-grow: 1</text:span><text:span text:style-name="T43">, flex-shrink: 1, flex-basis: 0%. </text:span><text:span text:style-name="T46">Flex-growth sets a growth factor on </text:span><text:span text:style-name="T47">items which can change multiple items one size or double/etc the size of one item compared to the others. Generally, you’re most likely to use declarations like flex: 1; to make divs grow evenly and flex-shrink: 0 to keep certain divs from shrinking.</text:span></text:p>
      <text:p text:style-name="P19"/>
      <text:p text:style-name="P25">flex-basis simply sets the initial size of a flex item, so any sort of flex-growing or flex-shrinking starts from that baseline size.</text:p>
      <text:p text:style-name="P18"/>
      <text:p text:style-name="P20">What are the 3 values defined in the shorthand flex property (e.g. flex: 1 1 auto)? - <text:span text:style-name="T14">In order from left to right, flex-grow flex-shrink flex basis.</text:span></text:p>
      <text:p text:style-name="P24"/>
      <text:p text:style-name="P39"><text:span text:style-name="T48">A</text:span>xes</text:p>
      <text:p text:style-name="P21"/>
      <text:p text:style-name="P21">The default direction for a flex container is horizontal, or row<text:span text:style-name="T49">(think rowing a bo</text:span><text:span text:style-name="T64">at</text:span><text:span text:style-name="T49"> which moves horizontally)</text:span>, but you can change the direction to vertical, or column<text:span text:style-name="T49">(think columns go up which is vertical)</text:span>.</text:p>
      <text:p text:style-name="P22"/>
      <text:p text:style-name="P22">How do you make flex items arrange themselves vertically instead of horizontally? - <text:span text:style-name="T15">You set the flex-direction to column</text:span></text:p>
      <text:p text:style-name="P22"/>
      <text:p text:style-name="P45"><text:span text:style-name="T30">In a column flex-container, what does flex-basis refer to? - </text:span><text:span text:style-name="T31">t</text:span><text:span text:style-name="T8">he base height <text:s/></text:span></text:p>
      <text:p text:style-name="P22"/>
      <text:p text:style-name="P22"><text:soft-page-break/>In a row flex-container, what does flex-basis refer to? - <text:span text:style-name="T15">the base width </text:span></text:p>
      <text:p text:style-name="P22"/>
      <text:p text:style-name="P22">Why do the previous two questions have different answers? - <text:span text:style-name="T15">because the have different directional layouts </text:span><text:span text:style-name="T16">being vertical and horizontal respectively</text:span></text:p>
      <text:p text:style-name="P13"/>
      <text:h text:style-name="P60" text:outline-level="2">Alignment</text:h>
      <text:p text:style-name="P21"/>
      <text:p text:style-name="P47"><text:span text:style-name="T32">The flex property of </text:span><text:span text:style-name="T50">gap</text:span><text:span text:style-name="T32"> is relatively new but is similar to adding a margin to an item. Specifically it simply adds a specified space between flex items.</text:span></text:p>
      <text:p text:style-name="P26"/>
      <text:p text:style-name="P26">Flexbox is one-dimentional which means it deals with layout in one dimension at a time — either as a row or as a column. While CSS Grid is two-dimensional meaning it can control columns and rows together</text:p>
      <text:p text:style-name="P26"/>
      <text:p text:style-name="P27">Try to think about start and end rather than left and right when working with flexbox or grid.</text:p>
      <text:p text:style-name="P27"/>
      <text:p text:style-name="P50"><text:span text:style-name="T27">Flex-flow is a combination of flex-direction and flex-wrap. It is a shorthand of the two properties and here is an example of the syntax - </text:span><text:span text:style-name="T36">&gt; </text:span><text:span text:style-name="T27">flex-flow: column no-wrap; As you can see the direction is first and then the wrap.</text:span></text:p>
      <text:p text:style-name="P28"/>
      <text:p text:style-name="P51"><text:span text:style-name="T30">justify-content and align-items </text:span><text:span text:style-name="T33">need to be set on the flex container, not on the items themselves for it to work. Otherwise you are implying that you want the item be be another flex container and directing the flow of items inside of it.</text:span></text:p>
      <text:p text:style-name="P29"/>
      <text:p text:style-name="P48"><text:soft-page-break/><text:span text:style-name="T33">O</text:span><text:span text:style-name="T35">ne of the ways you can avoid confusion in the future when using flex is to find out the flex-direction before trying to do anything else since that determines which selectors you need to use </text:span><text:span text:style-name="T34">by using margin auto left or right on the item</text:span></text:p>
      <text:p text:style-name="P30"/>
      <text:p text:style-name="P52"><text:span text:style-name="T27">Items are treated as a group on the main axis (so no targeting a single item) </text:span><text:span text:style-name="T34">However you can use auto margins to separate individual items from the group.</text:span></text:p>
      <text:p text:style-name="P31"/>
      <text:p text:style-name="P53"><text:span text:style-name="T34">T</text:span><text:span text:style-name="T27">o center an element you can use either align-items on the parent element or target the flex item itself with align-self.</text:span></text:p>
      <text:p text:style-name="P32"/>
      <text:p text:style-name="P54"><text:span text:style-name="T27">Typical uses of Flexbox include – Navigation Bars, centering items, pushing the footer down, styling forms </text:span><text:span text:style-name="T37">(search bar). </text:span></text:p>
      <text:p text:style-name="P33"/>
      <text:p text:style-name="P49"><text:span text:style-name="T37">F</text:span><text:span text:style-name="T38">lexbox tips - </text:span><text:span text:style-name="T27">Mix items that cannot stretch with those that can, use the content to inform the size, or allow flexbox to share out space in proportion.</text:span></text:p>
      <text:p text:style-name="P34"/>
      <text:p text:style-name="P55"><text:span text:style-name="T27">REMEMBER! - If you are having trouble making something look right, review the box model. I just spent far too long messing with flex to get a logo to center when all I had to do was add padding. </text:span><text:span text:style-name="T39">Also, instead of using margins remember that gap exists when using flexbox.</text:span></text:p>
      <text:p text:style-name="P35"/>
      <text:p text:style-name="P56"><text:span text:style-name="T39">I</text:span><text:span text:style-name="T27">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6"/>
      <text:p text:style-name="P57"><text:soft-page-break/><text:span text:style-name="T27">To center an item use </text:span><text:span text:style-name="T45">justify-content: center; + align-items: center;</text:span></text:p>
      <text:p text:style-name="P58"/>
      <text:p text:style-name="P42"><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7"/>
      <text:p text:style-name="P67">Modal exercise reflections - </text:p>
      <text:p text:style-name="P67"/>
      <text:p text:style-name="P69">flex-layout 2 reflections – my html matches solution html. CSS my body exact matches, .header does the same thing as theirs but isn’t the same (I used <text:span text:style-name="T65">bolder while they used 900 for font-weight), .</text:span><text:span text:style-name="T66">footer matches with the added margin-top: auto; </text:span><text:span text:style-name="T68">my problem was that I had <text:s/>align-items: center;</text:span></text:p>
      <text:p text:style-name="P73">justify-content: center; <text:span text:style-name="T67">on the .cards container and that made the text look different.</text:span></text:p>
      <text:p text:style-name="P67"/>
      <text:p text:style-name="P68">after highlighting the desierd code ctrl + c + k will comment them out while ctrl + k + u will remove the comment</text:p>
      <text:p text:style-name="P37"/>
      <text:p text:style-name="P37">`height: 100vh` to the `body`... this makes the body exactly the same height as the viewport. To stick the footer to the bottom you will need to use flex and change the direction to column</text:p>
      <text:p text:style-name="P37"/>
      <text:p text:style-name="P38">try to only put something in the code if you know what it will do and it does it. Otherwise you’re setting yourself up for problems.</text:p>
      <text:p text:style-name="P22"/>
      <text:p text:style-name="P45"><text:span text:style-name="T30"><text:s/>What is the difference between justify-content and align-items? - </text:span><text:span text:style-name="T9">Justify-content aligns items across the main axis (so if the <text:s/>flex-direction is row, then the main is horizontal) while align-items aligns </text:span><text:soft-page-break/><text:span text:style-name="T9">items across the cross axis (continuing our row example this would mean the cross axis is vertical).</text:span></text:p>
      <text:p text:style-name="P23"><text:s text:c="4"/></text:p>
      <text:p text:style-name="P23">How do you use flexbox to completely center a div inside a flex container? - <text:span text:style-name="T18">Use align-items: center; and </text:span><text:span text:style-name="T17">justify-content: center;</text:span></text:p>
      <text:p text:style-name="P23"><text:s text:c="4"/></text:p>
      <text:p text:style-name="P23">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52">space</text:span><text:span text:style-name="T51">, i</text:span><text:span text:style-name="T19">tem 1, space, item 2, space, item 3,</text:span><text:span text:style-name="T51"> </text:span><text:span text:style-name="T52">space</text:span><text:span text:style-name="T51">, </text:span><text:span text:style-name="T19">finish.</text:span></text:p>
      <text:p text:style-name="P23"><text:span text:style-name="T19"/></text:p>
      <text:h text:style-name="P65" text:outline-level="2">Project: Landing Page</text:h>
      <text:p text:style-name="P71"/>
      <text:p text:style-name="P72">- <text:span text:style-name="T69">just a reminder that to group things you need to put a comma between them ex- .header, .foote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20T21:23:41.683828340</dc:date>
    <meta:editing-duration>P3DT10H20M32S</meta:editing-duration>
    <meta:editing-cycles>41</meta:editing-cycles>
    <meta:generator>LibreOffice/6.4.7.2$Linux_X86_64 LibreOffice_project/40$Build-2</meta:generator>
    <meta:document-statistic meta:table-count="0" meta:image-count="1" meta:object-count="0" meta:page-count="11" meta:paragraph-count="121" meta:word-count="2348" meta:character-count="13144" meta:non-whitespace-character-count="10672"/>
  </office:meta>
</office:document-meta>
</file>